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70fc" officeooo:paragraph-rsid="000a70fc"/>
    </style:style>
    <style:style style:name="P2" style:family="paragraph" style:parent-style-name="Standard" style:list-style-name="L3">
      <style:text-properties officeooo:rsid="000a70fc" officeooo:paragraph-rsid="000d1143"/>
    </style:style>
    <style:style style:name="P3" style:family="paragraph" style:parent-style-name="Standard" style:list-style-name="L1">
      <style:text-properties officeooo:paragraph-rsid="000a70fc"/>
    </style:style>
    <style:style style:name="P4" style:family="paragraph" style:parent-style-name="Standard" style:list-style-name="L3">
      <style:text-properties officeooo:paragraph-rsid="000d1143"/>
    </style:style>
    <style:style style:name="P5" style:family="paragraph" style:parent-style-name="Standard" style:list-style-name="L1">
      <style:text-properties officeooo:rsid="000aa083" officeooo:paragraph-rsid="000aa083"/>
    </style:style>
    <style:style style:name="P6" style:family="paragraph" style:parent-style-name="Standard" style:list-style-name="L1">
      <style:text-properties officeooo:rsid="000ba516" officeooo:paragraph-rsid="000ba516"/>
    </style:style>
    <style:style style:name="P7" style:family="paragraph" style:parent-style-name="Standard" style:list-style-name="L1">
      <style:text-properties officeooo:rsid="000d1143" officeooo:paragraph-rsid="000d1143"/>
    </style:style>
    <style:style style:name="P8" style:family="paragraph" style:parent-style-name="Standard" style:list-style-name="L1">
      <style:text-properties officeooo:rsid="000deebf" officeooo:paragraph-rsid="000deebf"/>
    </style:style>
    <style:style style:name="T1" style:family="text">
      <style:text-properties officeooo:rsid="000a70fc"/>
    </style:style>
    <style:style style:name="T2" style:family="text">
      <style:text-properties officeooo:rsid="000d1143"/>
    </style:style>
    <style:style style:name="T3" style:family="text">
      <style:text-properties officeooo:rsid="000deebf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48524745" text:style-name="L1">
        <text:list-item>
          <text:p text:style-name="P1">Design<text:tab/></text:p>
        </text:list-item>
      </text:list>
      <text:list xml:id="list182337645" text:style-name="L3">
        <text:list-item>
          <text:p text:style-name="P4"><text:span text:style-name="T1">História → ou adotamos a do prof, ou criamos uma nova mais criativa</text:span></text:p>
        </text:list-item>
        <text:list-item>
          <text:p text:style-name="P2">Start, Pause e Death screens</text:p>
        </text:list-item>
        <text:list-item>
          <text:p text:style-name="P2">Musica e Sound effects (para tudo)</text:p>
        </text:list-item>
      </text:list>
      <text:list xml:id="list174350857041348" text:continue-list="list548524745" text:style-name="L1">
        <text:list-item>
          <text:p text:style-name="P7">Testar comandos com auto-increment</text:p>
        </text:list-item>
        <text:list-item>
          <text:p text:style-name="P3"><text:span text:style-name="T1">Asteroides</text:span></text:p>
          <text:list>
            <text:list-item>
              <text:p text:style-name="P7">Carregar um asteroide num ecrã diferente do do rover</text:p>
            </text:list-item>
            <text:list-item>
              <text:p text:style-name="P5">Carregar os asteroides nas colunas certas (sem fazer diferença se são bons ou maus)</text:p>
            </text:list-item>
            <text:list-item>
              <text:p text:style-name="P5">Criar definições para os vários tamanhos de asteroide<text:span text:style-name="T2">s</text:span></text:p>
            </text:list-item>
            <text:list-item>
              <text:p text:style-name="P7">Guardar 5 asteroides (linha, coluna, altura, largura, endereço do tipo de asteroide)</text:p>
            </text:list-item>
            <text:list-item>
              <text:p text:style-name="P5">Mexer um asteroide com base na interrupção</text:p>
            </text:list-item>
            <text:list-item>
              <text:p text:style-name="P5">Fazer os asteroides crescerem à medida que descem</text:p>
            </text:list-item>
            <text:list-item>
              <text:p text:style-name="P5">Mexer vários asteroides ao mesmo tempo</text:p>
            </text:list-item>
            <text:list-item>
              <text:p text:style-name="P5">Carregar asteroides “aleatóriamente” → como diz o proj.pdf</text:p>
            </text:list-item>
            <text:list-item>
              <text:p text:style-name="P6">Colisão de caixas com o Rover</text:p>
            </text:list-item>
            <text:list-item>
              <text:p text:style-name="P8">Converter asteroide em explosão</text:p>
            </text:list-item>
          </text:list>
        </text:list-item>
        <text:list-item>
          <text:p text:style-name="P8">Tiros</text:p>
          <text:list>
            <text:list-item>
              <text:p text:style-name="P7">Carregar os tiros num ecrã diferente</text:p>
            </text:list-item>
            <text:list-item>
              <text:p text:style-name="P6">Criar tecla para disparar</text:p>
            </text:list-item>
            <text:list-item>
              <text:p text:style-name="P6">Carregar um tiro no sitio certo (em relação ao rover)</text:p>
            </text:list-item>
            <text:list-item>
              <text:p text:style-name="P8">Usar os comandos auto increment e interrupções para mover os tiros (se possivel)</text:p>
            </text:list-item>
            <text:list-item>
              <text:p text:style-name="P6">Carregar vários tiros em sucessão</text:p>
            </text:list-item>
            <text:list-item>
              <text:p text:style-name="P6"><text:span text:style-name="T3">C</text:span>olisão tiros → asteroides <text:span text:style-name="T2">(a partir da posição e tamanho dos asteroides)</text:span></text:p>
            </text:list-item>
            <text:list-item>
              <text:p text:style-name="P8">Desaparece o tiro que colide (e converter o tiro em explosão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6:16:45.623736619</meta:creation-date>
    <dc:date>2022-06-03T17:43:49.808371001</dc:date>
    <meta:editing-duration>PT4M12S</meta:editing-duration>
    <meta:editing-cycles>1</meta:editing-cycles>
    <meta:document-statistic meta:table-count="0" meta:image-count="0" meta:object-count="0" meta:page-count="1" meta:paragraph-count="24" meta:word-count="198" meta:character-count="1114" meta:non-whitespace-character-count="963"/>
    <meta:generator>LibreOffice/7.3.3.2$Linux_X86_64 LibreOffice_project/30$Build-2</meta:generator>
  </office:meta>
</office:document-meta>
</file>